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urier New" svg:font-family="'Courier New'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4ab69a" style:text-line-through-style="none" style:text-line-through-type="none" style:font-name="Arial" fo:font-size="2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2.54cm" fo:margin-right="0cm" fo:margin-top="0.353cm" fo:margin-bottom="0cm" loext:contextual-spacing="false" fo:line-height="179%" fo:text-indent="0cm" style:auto-text-indent="false" style:writing-mode="lr-tb"/>
      <style:text-properties fo:font-variant="normal" fo:text-transform="none" fo:color="#333333" style:text-line-through-style="none" style:text-line-through-type="none" style:text-underline-style="none" style:text-blinking="false" fo:background-color="#f7f7f7"/>
    </style:style>
    <style:style style:name="P3" style:family="paragraph" style:parent-style-name="Text_20_body">
      <style:paragraph-properties fo:margin-left="2.54cm" fo:margin-right="0cm" fo:margin-top="0.353cm" fo:margin-bottom="0cm" loext:contextual-spacing="false" fo:line-height="179%" fo:text-indent="0cm" style:auto-text-indent="false" style:writing-mode="lr-tb"/>
    </style:style>
    <style:style style:name="P4" style:family="paragraph" style:parent-style-name="Text_20_body">
      <loext:graphic-properties draw:fill="solid" draw:fill-color="#f2f2f2" draw:opacity="100%"/>
      <style:paragraph-properties fo:margin-left="2.54cm" fo:margin-right="0cm" fo:margin-top="0cm" fo:margin-bottom="0cm" loext:contextual-spacing="false" fo:line-height="179%" fo:text-indent="0cm" style:auto-text-indent="false" fo:background-color="#f2f2f2" style:writing-mode="lr-tb"/>
    </style:style>
    <style:style style:name="P5" style:family="paragraph" style:parent-style-name="Text_20_body">
      <style:paragraph-properties fo:margin-left="1.27cm" fo:margin-right="0cm" fo:margin-top="0.353cm" fo:margin-bottom="0cm" loext:contextual-spacing="false" fo:line-height="179%" fo:text-indent="0cm" style:auto-text-indent="false" style:writing-mode="lr-tb"/>
      <style:text-properties fo:font-variant="normal" fo:text-transform="none" fo:color="#333333" style:text-line-through-style="none" style:text-line-through-type="none" style:font-name="Courier New" fo:font-size="13.5pt" fo:font-style="normal" style:text-underline-style="none" fo:font-weight="normal" style:text-blinking="false" fo:background-color="#f7f7f7"/>
    </style:style>
    <style:style style:name="P6" style:family="paragraph" style:parent-style-name="Text_20_body" style:list-style-name="L1">
      <loext:graphic-properties draw:fill="none" draw:fill-color="#ffffff"/>
      <style:paragraph-properties fo:margin-top="0.353cm" fo:margin-bottom="0cm" loext:contextual-spacing="false" fo:line-height="179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top="0.353cm" fo:margin-bottom="0cm" loext:contextual-spacing="false" fo:line-height="179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3">
      <loext:graphic-properties draw:fill="none" draw:fill-color="#ffffff"/>
      <style:paragraph-properties fo:margin-top="0.353cm" fo:margin-bottom="0cm" loext:contextual-spacing="false" fo:line-height="179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/>
    </style:style>
    <style:style style:name="P9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79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/>
    </style:style>
    <style:style style:name="P10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79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/>
    </style:style>
    <style:style style:name="P11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79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79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79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79%" fo:background-color="transparent" fo:padding="0cm" fo:border="none" style:writing-mode="lr-tb"/>
      <style:text-properties fo:font-variant="normal" fo:text-transform="none" fo:color="#333333" style:text-line-through-style="none" style:text-line-through-type="none" style:font-name="Courier New" fo:font-size="13.5pt" fo:font-style="normal" style:text-underline-style="none" fo:font-weight="normal" style:text-blinking="false" fo:background-color="#f7f7f7"/>
    </style:style>
    <style:style style:name="P15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79%" fo:background-color="transparent" fo:padding="0cm" fo:border="none" style:writing-mode="lr-tb"/>
    </style:style>
    <style:style style:name="P16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79%" fo:background-color="transparent" fo:padding="0cm" fo:border="none" style:writing-mode="lr-tb"/>
    </style:style>
    <style:style style:name="P17" style:family="paragraph" style:parent-style-name="Text_20_body" style:list-style-name="L1">
      <loext:graphic-properties draw:fill="none" draw:fill-color="#ffffff"/>
      <style:paragraph-properties fo:margin-top="0cm" fo:margin-bottom="0.282cm" loext:contextual-spacing="false" fo:line-height="171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ourier New" fo:font-size="10pt" fo:font-style="normal" style:text-underline-style="none" fo:font-weight="normal" style:text-blinking="false" fo:background-color="#cecece"/>
    </style:style>
    <style:style style:name="P18" style:family="paragraph" style:parent-style-name="Text_20_body">
      <loext:graphic-properties draw:fill="solid" draw:fill-color="#f2f2f2" draw:opacity="100%"/>
      <style:paragraph-properties fo:margin-left="0cm" fo:margin-right="0cm" fo:margin-top="0cm" fo:margin-bottom="0cm" loext:contextual-spacing="false" fo:line-height="179%" fo:text-indent="0cm" style:auto-text-indent="false" fo:background-color="#f2f2f2" style:writing-mode="lr-tb"/>
    </style:style>
    <style:style style:name="T1" style:family="text">
      <style:text-properties fo:background-color="transparent" loext:char-shading-value="0"/>
    </style:style>
    <style:style style:name="T2" style:family="text">
      <style:text-properties style:font-name="Courier New" fo:font-size="10pt" fo:background-color="#cecece" loext:char-shading-value="0"/>
    </style:style>
    <style:style style:name="T3" style:family="text">
      <style:text-properties style:font-name="Courier New" fo:font-size="13.5pt" fo:font-style="normal" fo:font-weight="normal"/>
    </style:style>
    <style:style style:name="T4" style:family="text"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1155cc" style:text-line-through-style="none" style:text-line-through-type="none" style:font-name="Open Sans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e0276a" style:text-line-through-style="none" style:text-line-through-type="none" style:font-name="Courier New" fo:font-size="10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545454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545454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color="#333333" style:font-name="Courier New" fo:font-size="13.5pt" fo:background-color="#f7f7f7" loext:char-shading-value="0"/>
    </style:style>
    <style:style style:name="T10" style:family="text">
      <style:text-properties fo:color="#e0276a" style:font-name="Courier New" fo:font-size="10pt" fo:background-color="#f2f2f2" loext:char-shading-value="0"/>
    </style:style>
    <style:style style:name="T11" style:family="text">
      <style:text-properties fo:color="#545454" style:font-name="Courier New" fo:font-size="10.5pt" fo:background-color="#f2f2f2" loext:char-shading-value="0"/>
    </style:style>
    <style:style style:name="T12" style:family="text">
      <style:text-properties fo:color="#225196" style:font-name="Courier New" fo:font-size="10pt" fo:background-color="#f2f2f2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1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2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b1215a23-7fff-8f04-cb1e-2dda0fa94737"/>étape d'installation du vps / ubuntu 20.04 lts</text:p>
      <text:list xml:id="list819729735" text:style-name="L1">
        <text:list-item>
          <text:p text:style-name="P6">connection ssh: ip: 135.125.232.33 user: ubuntu / passwd: Zv2H7pdkJMGD</text:p>
        </text:list-item>
        <text:list-item>
          <text:p text:style-name="P9"><text:span text:style-name="T1">mise à jour des paquet linux: </text:span><text:span text:style-name="T2">sudo apt-get update </text:span></text:p>
        </text:list-item>
        <text:list-item>
          <text:p text:style-name="P6">installation de la dernière version node depuis les paquet linux</text:p>
          <text:list>
            <text:list-item>
              <text:p text:style-name="P17">sudo apt-get install nodejs npm</text:p>
            </text:list-item>
            <text:list-item>
              <text:p text:style-name="P6">vérification version node: 12.18.2</text:p>
            </text:list-item>
          </text:list>
        </text:list-item>
        <text:list-item>
          <text:p text:style-name="P15"><text:span text:style-name="T4">instalation de npm n: </text:span><text:a xlink:type="simple" xlink:href="https://www.npmjs.com/package/n" text:style-name="Internet_20_link" text:visited-style-name="Visited_20_Internet_20_Link"><text:span text:style-name="T5">https://www.npmjs.com/package/n</text:span></text:a></text:p>
          <text:list>
            <text:list-item>
              <text:p text:style-name="P14">npm install -g n</text:p>
            </text:list-item>
          </text:list>
        </text:list-item>
        <text:list-item>
          <text:p text:style-name="P11">installation de la dernière version de node lts  grâce au module node “n”</text:p>
          <text:list>
            <text:list-item>
              <text:p text:style-name="P11">n lts</text:p>
            </text:list-item>
            <text:list-item>
              <text:p text:style-name="P11">n + choix de la version node + “enter”</text:p>
            </text:list-item>
            <text:list-item>
              <text:p text:style-name="P11">vérification version node: node -v: 12.18.2</text:p>
            </text:list-item>
            <text:list-item>
              <text:p text:style-name="P11">reboot</text:p>
            </text:list-item>
            <text:list-item>
              <text:p text:style-name="P11">vérification version node: node -v: 14.16.0</text:p>
            </text:list-item>
          </text:list>
        </text:list-item>
        <text:list-item>
          <text:p text:style-name="P11">installation de git</text:p>
          <text:list>
            <text:list-item>
              <text:p text:style-name="P11">apt-get install git</text:p>
            </text:list-item>
            <text:list-item>
              <text:p text:style-name="P11">git --version : 2.27.0 / dernière version en date du 30/03/21: 2.31.1</text:p>
            </text:list-item>
          </text:list>
        </text:list-item>
        <text:list-item>
          <text:p text:style-name="P11">création des dossier “www” et “server” /var/www/server</text:p>
        </text:list-item>
        <text:list-item>
          <text:p text:style-name="P11">initialisation de git dans le dossier server: git init</text:p>
        </text:list-item>
        <text:list-item>
          <text:p text:style-name="P15"><text:span text:style-name="T4">création d’un remote vers le github du server static ontehroad.dev: git remote add origin </text:span><text:a xlink:type="simple" xlink:href="https://github.com/roselle-nicolas/server-ontheroad.dev.git" text:style-name="Internet_20_link" text:visited-style-name="Visited_20_Internet_20_Link"><text:span text:style-name="T5">https://github.com/roselle-nicolas/server-ontheroad.dev.git</text:span></text:a></text:p>
        </text:list-item>
        <text:list-item>
          <text:p text:style-name="P11">récupération du server static node; git pull origin main</text:p>
        </text:list-item>
        <text:list-item>
          <text:p text:style-name="P11">installation des dépendances: npm i</text:p>
        </text:list-item>
        <text:list-item>
          <text:p text:style-name="P11">lancement et test du serveur node server.js</text:p>
        </text:list-item>
        <text:list-item>
          <text:p text:style-name="P11">Test node server.js OK !</text:p>
        </text:list-item>
        <text:list-item>
          <text:p text:style-name="P6">installation de npm forever: npm i forever -g</text:p>
        </text:list-item>
        <text:list-item>
          <text:p text:style-name="P11">création d’un dossier /var/forever: mkdir /var/forever</text:p>
        </text:list-item>
        <text:list-item>
          <text:p text:style-name="P11">création d’un fichier .json forever.json touch forever.json</text:p>
        </text:list-item>
        <text:list-item>
          <text:p text:style-name="P9"><text:soft-page-break/><text:span text:style-name="T1">édition du fichier forever.json: nano forever.json <text:line-break/></text:span><text:span text:style-name="T9">[</text:span></text:p>
        </text:list-item>
      </text:list>
      <text:p text:style-name="P2">  <text:span text:style-name="T3">{</text:span></text:p>
      <text:p text:style-name="P2">    <text:span text:style-name="T3">// server stitic...</text:span></text:p>
      <text:p text:style-name="P2">    <text:span text:style-name="T3">"uid": "server static...",</text:span></text:p>
      <text:p text:style-name="P2">    <text:span text:style-name="T3">"append": true,</text:span></text:p>
      <text:p text:style-name="P2">    <text:span text:style-name="T3">"watch": true,</text:span></text:p>
      <text:p text:style-name="P2">    <text:span text:style-name="T3">"script": "server.js",</text:span></text:p>
      <text:p text:style-name="P2">    <text:span text:style-name="T3">"sourceDir": "/var/www/server"</text:span></text:p>
      <text:p text:style-name="P2">  <text:span text:style-name="T3">}</text:span></text:p>
      <text:p text:style-name="P5">]</text:p>
      <text:list xml:id="list4132157919" text:style-name="L2">
        <text:list-item>
          <text:p text:style-name="P7">lancement du script; forever start forever.json</text:p>
        </text:list-item>
        <text:list-item>
          <text:p text:style-name="P12">test forever OK !</text:p>
        </text:list-item>
        <text:list-item>
          <text:p text:style-name="P16"><text:span text:style-name="T4">forever permet de lancer plusieurs processus node en même temps et de ne pas bloquer la console ssh. Il relance également un serveur qui planterai et réalisera des log.  </text:span><text:a xlink:type="simple" xlink:href="https://www.npmjs.com/package/forever" text:style-name="Internet_20_link" text:visited-style-name="Visited_20_Internet_20_Link"><text:span text:style-name="T5">https://www.npmjs.com/package/forever</text:span></text:a></text:p>
        </text:list-item>
        <text:list-item>
          <text:p text:style-name="P12">configuration des règles de par feu grâce à wfc: https://www.digitalocean.com/community/tutorials/how-to-set-up-a-firewall-with-ufw-on-ubuntu-20-04-fr</text:p>
        </text:list-item>
        <text:list-item>
          <text:p text:style-name="P12">fermeture des port depuis l’extérieure</text:p>
        </text:list-item>
      </text:list>
      <text:p text:style-name="P3"><text:span text:style-name="T6">sudo</text:span><text:span text:style-name="T8"> </text:span><text:span text:style-name="T7">ufw default deny incoming</text:span></text:p>
      <text:p text:style-name="P18"/>
      <text:p text:style-name="P4"><text:span text:style-name="T6">sudo</text:span><text:span text:style-name="T8"> </text:span><text:span text:style-name="T7">ufw default allow outgoing</text:span></text:p>
      <text:list xml:id="list3110974190" text:style-name="L3">
        <text:list-item>
          <text:p text:style-name="P8"><text:span text:style-name="T1">ouverture du port ssh par défaut : </text:span><text:span text:style-name="T11">ufw allow </text:span><text:span text:style-name="T12">22</text:span></text:p>
        </text:list-item>
        <text:list-item>
          <text:p text:style-name="P10"><text:soft-page-break/><text:span text:style-name="T1">activation ufw: </text:span><text:span text:style-name="T11">ufw </text:span><text:span text:style-name="T10">enable</text:span></text:p>
        </text:list-item>
        <text:list-item>
          <text:p text:style-name="P13">ouverture d’un nouveau port ssh: ufw allow ……. </text:p>
        </text:list-item>
        <text:list-item>
          <text:p text:style-name="P13">changement du port par défaut ssh: nano /etc/ssh/sshd_config</text:p>
        </text:list-item>
        <text:list-item>
          <text:p text:style-name="P13">Changement du port  22 par …… il faut penser à enlever le “#” devant le port sinon il restera sur celui par défaut: 22</text:p>
        </text:list-item>
        <text:list-item>
          <text:p text:style-name="P13">fermeture du port 22: ufw delete allow 22</text:p>
        </text:list-item>
        <text:list-item>
          <text:p text:style-name="P10"><text:span text:style-name="T1">vérification après modif: </text:span><text:span text:style-name="T11">ufw status verbose</text:span></text:p>
        </text:list-item>
        <text:list-item>
          <text:p text:style-name="P13">changement du mot de passe de l’utilisateur principal: passwd &lt;login&gt;</text:p>
        </text:list-item>
        <text:list-item>
          <text:p text:style-name="P13"><text:line-break/><text:line-break/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urier New" svg:font-family="'Courier New'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15:25:32.744526172</meta:creation-date>
    <dc:date>2021-07-08T22:52:31.134515439</dc:date>
    <meta:editing-duration>PT46M2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54" meta:word-count="396" meta:character-count="2541" meta:non-whitespace-character-count="2202"/>
  </office:meta>
</office:document-meta>
</file>